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8.5cm"/>
      <style:paragraph-properties style:writing-mode="lr-tb"/>
    </style:style>
    <style:style style:name="gr6" style:family="graphic" style:parent-style-name="objectwithoutfill">
      <style:graphic-properties draw:stroke="dash" draw:stroke-dash="My_20_Dashed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cm" svg:height="1cm" svg:x="3.4cm" svg:y="3.214cm">
          <text:p text:style-name="P1">M-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5cm" svg:height="1cm" svg:x="9.4cm" svg:y="3.214cm">
          <text:p text:style-name="P1">M-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cm" svg:height="0.8cm" svg:x="0cm" svg:y="6.614cm">
          <text:p text:style-name="P1">Authority 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cm" svg:height="0.8cm" svg:x="4.2cm" svg:y="6.614cm">
          <text:p text:style-name="P1">Authority 2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6cm" svg:height="0.8cm" svg:x="0.02cm" svg:y="9.014cm">
          <text:p text:style-name="P1">Sub-author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4cm" svg:height="0.8cm" svg:x="8.7cm" svg:y="6.614cm">
          <text:p text:style-name="P1">Issuer 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4cm" svg:height="0.8cm" svg:x="12.4cm" svg:y="6.614cm">
          <text:p text:style-name="P1">Issuer 2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6cm" svg:height="0.8cm" svg:x="6.3cm" svg:y="9.014cm">
          <text:p text:style-name="P1">Sub-issuer 1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6cm" svg:height="0.8cm" svg:x="11.4cm" svg:y="9.014cm">
          <text:p text:style-name="P1">Sub-issuer 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.7cm" svg:y1="6.614cm" svg:x2="4.15cm" svg:y2="4.214cm" draw:start-shape="id1" draw:start-glue-point="0" draw:end-shape="id2" draw:end-glue-point="2" svg:d="M1700 6614l2450-2400" svg:viewBox="0 0 2451 2401">
          <text:p/>
        </draw:connector>
        <draw:connector draw:style-name="gr4" draw:text-style-name="P2" draw:layer="layout" draw:type="line" svg:x1="5.9cm" svg:y1="6.614cm" svg:x2="4.15cm" svg:y2="4.214cm" draw:start-shape="id3" draw:start-glue-point="0" draw:end-shape="id2" draw:end-glue-point="2" svg:d="M5900 6614l-1750-2400" svg:viewBox="0 0 1751 2401">
          <text:p/>
        </draw:connector>
        <draw:connector draw:style-name="gr4" draw:text-style-name="P2" draw:layer="layout" draw:type="line" svg:x1="10.4cm" svg:y1="6.614cm" svg:x2="10.15cm" svg:y2="4.214cm" draw:start-shape="id4" draw:start-glue-point="0" draw:end-shape="id5" draw:end-glue-point="2" svg:d="M10400 6614l-250-2400" svg:viewBox="0 0 251 2401">
          <text:p/>
        </draw:connector>
        <draw:connector draw:style-name="gr4" draw:text-style-name="P2" draw:layer="layout" draw:type="line" svg:x1="14.1cm" svg:y1="6.614cm" svg:x2="10.15cm" svg:y2="4.214cm" draw:start-shape="id6" draw:start-glue-point="0" draw:end-shape="id5" draw:end-glue-point="2" svg:d="M14100 6614l-3950-2400" svg:viewBox="0 0 3951 2401">
          <text:p/>
        </draw:connector>
        <draw:connector draw:style-name="gr4" draw:text-style-name="P2" draw:layer="layout" draw:type="line" svg:x1="2.32cm" svg:y1="9.014cm" svg:x2="1.7cm" svg:y2="7.414cm" draw:start-shape="id7" draw:start-glue-point="0" draw:end-shape="id1" draw:end-glue-point="2" svg:d="M2320 9014l-620-1600" svg:viewBox="0 0 621 1601">
          <text:p/>
        </draw:connector>
        <draw:connector draw:style-name="gr4" draw:text-style-name="P2" draw:layer="layout" draw:type="line" svg:x1="8.6cm" svg:y1="9.014cm" svg:x2="10.4cm" svg:y2="7.414cm" draw:start-shape="id8" draw:start-glue-point="0" draw:end-shape="id4" draw:end-glue-point="2" svg:d="M8600 9014l1800-1600" svg:viewBox="0 0 1801 1601">
          <text:p/>
        </draw:connector>
        <draw:connector draw:style-name="gr4" draw:text-style-name="P2" draw:layer="layout" draw:type="line" svg:x1="13.7cm" svg:y1="9.014cm" svg:x2="10.4cm" svg:y2="7.414cm" draw:start-shape="id9" draw:start-glue-point="0" draw:end-shape="id4" draw:end-glue-point="2" svg:d="M13700 9014l-3300-1600" svg:viewBox="0 0 3301 1601">
          <text:p/>
        </draw:connector>
        <draw:custom-shape draw:style-name="gr5" draw:text-style-name="P1" xml:id="id10" draw:id="id10" draw:layer="layout" svg:width="9cm" svg:height="1.2cm" svg:x="2.32cm" svg:y="0cm">
          <text:p text:style-name="P1">Global Community Fund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.15cm" svg:y1="3.214cm" svg:x2="6.82cm" svg:y2="1.2cm" draw:start-shape="id2" draw:start-glue-point="0" draw:end-shape="id10" draw:end-glue-point="2" svg:d="M4150 3214l2670-2014" svg:viewBox="0 0 2671 2015">
          <text:p/>
        </draw:connector>
        <draw:connector draw:style-name="gr6" draw:text-style-name="P2" draw:layer="layout" draw:type="line" svg:x1="10.15cm" svg:y1="3.214cm" svg:x2="6.82cm" svg:y2="1.2cm" draw:start-shape="id5" draw:start-glue-point="0" draw:end-shape="id10" draw:end-glue-point="2" svg:d="M10150 3214l-3330-2014" svg:viewBox="0 0 3331 20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6cm"/>
    <draw:stroke-dash draw:name="My_20_Dashed" draw:display-name="My Dashed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9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0T09:36:17.421136637</dc:date>
    <dc:creator>Victor Porton</dc:creator>
    <meta:editing-duration>PT18M14S</meta:editing-duration>
    <meta:editing-cycles>8</meta:editing-cycles>
    <meta:generator>LibreOffice/6.4.6.2$Linux_X86_64 LibreOffice_project/40$Build-2</meta:generator>
    <meta:document-statistic meta:object-count="19"/>
  </office:meta>
</office:document-meta>
</file>